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4.58pt" svg:height="394.7pt" svg:x="446.94pt" svg:y="11.88pt">
            <draw:object draw:notify-on-update-of-ranges="Sheet1.E2:Sheet1.E30 Sheet1.F1:Sheet1.F1 Sheet1.F2:Sheet1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Load (g)</text:p>
          </table:table-cell>
          <table:table-cell office:value-type="string" calcext:value-type="string">
            <text:p>A→D reading</text:p>
          </table:table-cell>
          <table:table-cell/>
          <table:table-cell office:value-type="string" calcext:value-type="string">
            <text:p>Force(N)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/>
          <table:table-cell office:value-type="float" office:value="-700" calcext:value-type="float">
            <text:p>-700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B2]*9.81/1000" office:value-type="float" office:value="-6.867" calcext:value-type="float">
            <text:p>-6.867</text:p>
          </table:table-cell>
          <table:table-cell table:formula="of:=5*[.C2]/1023" office:value-type="float" office:value="1.78885630498534" calcext:value-type="float">
            <text:p>1.78885630498534</text:p>
          </table:table-cell>
        </table:table-row>
        <table:table-row table:style-name="ro1">
          <table:table-cell/>
          <table:table-cell table:formula="of:=[.B2]+100" office:value-type="float" office:value="-600" calcext:value-type="float">
            <text:p>-600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B3]*9.81/1000" office:value-type="float" office:value="-5.886" calcext:value-type="float">
            <text:p>-5.886</text:p>
          </table:table-cell>
          <table:table-cell table:formula="of:=5*[.C3]/1023" office:value-type="float" office:value="1.77908113391984" calcext:value-type="float">
            <text:p>1.77908113391984</text:p>
          </table:table-cell>
        </table:table-row>
        <table:table-row table:style-name="ro1">
          <table:table-cell/>
          <table:table-cell table:formula="of:=[.B3]+100" office:value-type="float" office:value="-500" calcext:value-type="float">
            <text:p>-500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B4]*9.81/1000" office:value-type="float" office:value="-4.905" calcext:value-type="float">
            <text:p>-4.905</text:p>
          </table:table-cell>
          <table:table-cell table:formula="of:=5*[.C4]/1023" office:value-type="float" office:value="1.82306940371456" calcext:value-type="float">
            <text:p>1.82306940371456</text:p>
          </table:table-cell>
        </table:table-row>
        <table:table-row table:style-name="ro1">
          <table:table-cell/>
          <table:table-cell table:formula="of:=[.B4]+100" office:value-type="float" office:value="-400" calcext:value-type="float">
            <text:p>-400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B5]*9.81/1000" office:value-type="float" office:value="-3.924" calcext:value-type="float">
            <text:p>-3.924</text:p>
          </table:table-cell>
          <table:table-cell table:formula="of:=5*[.C5]/1023" office:value-type="float" office:value="1.82795698924731" calcext:value-type="float">
            <text:p>1.82795698924731</text:p>
          </table:table-cell>
        </table:table-row>
        <table:table-row table:style-name="ro1">
          <table:table-cell/>
          <table:table-cell table:formula="of:=[.B5]+100" office:value-type="float" office:value="-300" calcext:value-type="float">
            <text:p>-300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B6]*9.81/1000" office:value-type="float" office:value="-2.943" calcext:value-type="float">
            <text:p>-2.943</text:p>
          </table:table-cell>
          <table:table-cell table:formula="of:=5*[.C6]/1023" office:value-type="float" office:value="1.87194525904203" calcext:value-type="float">
            <text:p>1.87194525904203</text:p>
          </table:table-cell>
        </table:table-row>
        <table:table-row table:style-name="ro1">
          <table:table-cell/>
          <table:table-cell table:formula="of:=[.B6]+100" office:value-type="float" office:value="-200" calcext:value-type="float">
            <text:p>-200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7]*9.81/1000" office:value-type="float" office:value="-1.962" calcext:value-type="float">
            <text:p>-1.962</text:p>
          </table:table-cell>
          <table:table-cell table:formula="of:=5*[.C7]/1023" office:value-type="float" office:value="1.90127077223851" calcext:value-type="float">
            <text:p>1.90127077223851</text:p>
          </table:table-cell>
        </table:table-row>
        <table:table-row table:style-name="ro1">
          <table:table-cell/>
          <table:table-cell table:formula="of:=[.B7]+100" office:value-type="float" office:value="-100" calcext:value-type="float">
            <text:p>-100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B8]*9.81/1000" office:value-type="float" office:value="-0.981" calcext:value-type="float">
            <text:p>-0.981</text:p>
          </table:table-cell>
          <table:table-cell table:formula="of:=5*[.C8]/1023" office:value-type="float" office:value="1.92570869990225" calcext:value-type="float">
            <text:p>1.92570869990225</text:p>
          </table:table-cell>
        </table:table-row>
        <table:table-row table:style-name="ro1">
          <table:table-cell/>
          <table:table-cell table:formula="of:=[.B8]+100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B9]*9.81/1000" office:value-type="float" office:value="0" calcext:value-type="float">
            <text:p>0</text:p>
          </table:table-cell>
          <table:table-cell table:formula="of:=5*[.C9]/1023" office:value-type="float" office:value="1.95014662756598" calcext:value-type="float">
            <text:p>1.95014662756598</text:p>
          </table:table-cell>
        </table:table-row>
        <table:table-row table:style-name="ro1">
          <table:table-cell/>
          <table:table-cell table:formula="of:=[.B9]+100"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B10]*9.81/1000" office:value-type="float" office:value="0.981" calcext:value-type="float">
            <text:p>0.981</text:p>
          </table:table-cell>
          <table:table-cell table:formula="of:=5*[.C10]/1023" office:value-type="float" office:value="1.97458455522972" calcext:value-type="float">
            <text:p>1.97458455522972</text:p>
          </table:table-cell>
        </table:table-row>
        <table:table-row table:style-name="ro1">
          <table:table-cell/>
          <table:table-cell table:formula="of:=[.B10]+100" office:value-type="float" office:value="200" calcext:value-type="float">
            <text:p>200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B11]*9.81/1000" office:value-type="float" office:value="1.962" calcext:value-type="float">
            <text:p>1.962</text:p>
          </table:table-cell>
          <table:table-cell table:formula="of:=5*[.C11]/1023" office:value-type="float" office:value="1.9941348973607" calcext:value-type="float">
            <text:p>1.9941348973607</text:p>
          </table:table-cell>
        </table:table-row>
        <table:table-row table:style-name="ro1">
          <table:table-cell/>
          <table:table-cell table:formula="of:=[.B11]+100" office:value-type="float" office:value="300" calcext:value-type="float">
            <text:p>300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B12]*9.81/1000" office:value-type="float" office:value="2.943" calcext:value-type="float">
            <text:p>2.943</text:p>
          </table:table-cell>
          <table:table-cell table:formula="of:=5*[.C12]/1023" office:value-type="float" office:value="2.01857282502444" calcext:value-type="float">
            <text:p>2.01857282502444</text:p>
          </table:table-cell>
        </table:table-row>
        <table:table-row table:style-name="ro1">
          <table:table-cell/>
          <table:table-cell table:formula="of:=[.B12]+100"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B13]*9.81/1000" office:value-type="float" office:value="3.924" calcext:value-type="float">
            <text:p>3.924</text:p>
          </table:table-cell>
          <table:table-cell table:formula="of:=5*[.C13]/1023" office:value-type="float" office:value="2.03323558162268" calcext:value-type="float">
            <text:p>2.03323558162268</text:p>
          </table:table-cell>
        </table:table-row>
        <table:table-row table:style-name="ro1">
          <table:table-cell/>
          <table:table-cell table:formula="of:=[.B13]+100" office:value-type="float" office:value="500" calcext:value-type="float">
            <text:p>500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[.B14]*9.81/1000" office:value-type="float" office:value="4.905" calcext:value-type="float">
            <text:p>4.905</text:p>
          </table:table-cell>
          <table:table-cell table:formula="of:=5*[.C14]/1023" office:value-type="float" office:value="2.05767350928641" calcext:value-type="float">
            <text:p>2.05767350928641</text:p>
          </table:table-cell>
        </table:table-row>
        <table:table-row table:style-name="ro1">
          <table:table-cell/>
          <table:table-cell table:formula="of:=[.B14]+100" office:value-type="float" office:value="600" calcext:value-type="float">
            <text:p>600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B15]*9.81/1000" office:value-type="float" office:value="5.886" calcext:value-type="float">
            <text:p>5.886</text:p>
          </table:table-cell>
          <table:table-cell table:formula="of:=5*[.C15]/1023" office:value-type="float" office:value="2.0772238514174" calcext:value-type="float">
            <text:p>2.0772238514174</text:p>
          </table:table-cell>
        </table:table-row>
        <table:table-row table:style-name="ro1">
          <table:table-cell/>
          <table:table-cell table:formula="of:=[.B15]+100"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B16]*9.81/1000" office:value-type="float" office:value="6.867" calcext:value-type="float">
            <text:p>6.867</text:p>
          </table:table-cell>
          <table:table-cell table:formula="of:=5*[.C16]/1023" office:value-type="float" office:value="2.09677419354839" calcext:value-type="float">
            <text:p>2.09677419354839</text:p>
          </table:table-cell>
        </table:table-row>
        <table:table-row table:style-name="ro1">
          <table:table-cell/>
          <table:table-cell table:formula="of:=[.B16]-100" office:value-type="float" office:value="600" calcext:value-type="float">
            <text:p>600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B17]*9.81/1000" office:value-type="float" office:value="5.886" calcext:value-type="float">
            <text:p>5.886</text:p>
          </table:table-cell>
          <table:table-cell table:formula="of:=5*[.C17]/1023" office:value-type="float" office:value="2.08211143695015" calcext:value-type="float">
            <text:p>2.08211143695015</text:p>
          </table:table-cell>
        </table:table-row>
        <table:table-row table:style-name="ro1">
          <table:table-cell/>
          <table:table-cell table:formula="of:=[.B17]-100" office:value-type="float" office:value="500" calcext:value-type="float">
            <text:p>500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[.B18]*9.81/1000" office:value-type="float" office:value="4.905" calcext:value-type="float">
            <text:p>4.905</text:p>
          </table:table-cell>
          <table:table-cell table:formula="of:=5*[.C18]/1023" office:value-type="float" office:value="2.06744868035191" calcext:value-type="float">
            <text:p>2.06744868035191</text:p>
          </table:table-cell>
        </table:table-row>
        <table:table-row table:style-name="ro1">
          <table:table-cell/>
          <table:table-cell table:formula="of:=[.B18]-100"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B19]*9.81/1000" office:value-type="float" office:value="3.924" calcext:value-type="float">
            <text:p>3.924</text:p>
          </table:table-cell>
          <table:table-cell table:formula="of:=5*[.C19]/1023" office:value-type="float" office:value="2.05278592375367" calcext:value-type="float">
            <text:p>2.05278592375367</text:p>
          </table:table-cell>
        </table:table-row>
        <table:table-row table:style-name="ro1">
          <table:table-cell/>
          <table:table-cell table:formula="of:=[.B19]-100" office:value-type="float" office:value="300" calcext:value-type="float">
            <text:p>300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B20]*9.81/1000" office:value-type="float" office:value="2.943" calcext:value-type="float">
            <text:p>2.943</text:p>
          </table:table-cell>
          <table:table-cell table:formula="of:=5*[.C20]/1023" office:value-type="float" office:value="2.03323558162268" calcext:value-type="float">
            <text:p>2.03323558162268</text:p>
          </table:table-cell>
        </table:table-row>
        <table:table-row table:style-name="ro1">
          <table:table-cell/>
          <table:table-cell table:formula="of:=[.B20]-100" office:value-type="float" office:value="200" calcext:value-type="float">
            <text:p>200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B21]*9.81/1000" office:value-type="float" office:value="1.962" calcext:value-type="float">
            <text:p>1.962</text:p>
          </table:table-cell>
          <table:table-cell table:formula="of:=5*[.C21]/1023" office:value-type="float" office:value="2.01857282502444" calcext:value-type="float">
            <text:p>2.01857282502444</text:p>
          </table:table-cell>
        </table:table-row>
        <table:table-row table:style-name="ro1">
          <table:table-cell/>
          <table:table-cell table:formula="of:=[.B21]-100" office:value-type="float" office:value="100" calcext:value-type="float">
            <text:p>100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B22]*9.81/1000" office:value-type="float" office:value="0.981" calcext:value-type="float">
            <text:p>0.981</text:p>
          </table:table-cell>
          <table:table-cell table:formula="of:=5*[.C22]/1023" office:value-type="float" office:value="1.9941348973607" calcext:value-type="float">
            <text:p>1.9941348973607</text:p>
          </table:table-cell>
        </table:table-row>
        <table:table-row table:style-name="ro1">
          <table:table-cell/>
          <table:table-cell table:formula="of:=[.B22]-100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[.B23]*9.81/1000" office:value-type="float" office:value="0" calcext:value-type="float">
            <text:p>0</text:p>
          </table:table-cell>
          <table:table-cell table:formula="of:=5*[.C23]/1023" office:value-type="float" office:value="1.96969696969697" calcext:value-type="float">
            <text:p>1.96969696969697</text:p>
          </table:table-cell>
        </table:table-row>
        <table:table-row table:style-name="ro1">
          <table:table-cell/>
          <table:table-cell table:formula="of:=[.B23]-100" office:value-type="float" office:value="-100" calcext:value-type="float">
            <text:p>-100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B24]*9.81/1000" office:value-type="float" office:value="-0.981" calcext:value-type="float">
            <text:p>-0.981</text:p>
          </table:table-cell>
          <table:table-cell table:formula="of:=5*[.C24]/1023" office:value-type="float" office:value="1.95014662756598" calcext:value-type="float">
            <text:p>1.95014662756598</text:p>
          </table:table-cell>
        </table:table-row>
        <table:table-row table:style-name="ro1">
          <table:table-cell/>
          <table:table-cell table:formula="of:=[.B24]-100" office:value-type="float" office:value="-200" calcext:value-type="float">
            <text:p>-200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B25]*9.81/1000" office:value-type="float" office:value="-1.962" calcext:value-type="float">
            <text:p>-1.962</text:p>
          </table:table-cell>
          <table:table-cell table:formula="of:=5*[.C25]/1023" office:value-type="float" office:value="1.92570869990225" calcext:value-type="float">
            <text:p>1.92570869990225</text:p>
          </table:table-cell>
        </table:table-row>
        <table:table-row table:style-name="ro1">
          <table:table-cell/>
          <table:table-cell table:formula="of:=[.B25]-100" office:value-type="float" office:value="-300" calcext:value-type="float">
            <text:p>-300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B26]*9.81/1000" office:value-type="float" office:value="-2.943" calcext:value-type="float">
            <text:p>-2.943</text:p>
          </table:table-cell>
          <table:table-cell table:formula="of:=5*[.C26]/1023" office:value-type="float" office:value="1.90127077223851" calcext:value-type="float">
            <text:p>1.90127077223851</text:p>
          </table:table-cell>
        </table:table-row>
        <table:table-row table:style-name="ro1">
          <table:table-cell/>
          <table:table-cell table:formula="of:=[.B26]-100" office:value-type="float" office:value="-400" calcext:value-type="float">
            <text:p>-400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B27]*9.81/1000" office:value-type="float" office:value="-3.924" calcext:value-type="float">
            <text:p>-3.924</text:p>
          </table:table-cell>
          <table:table-cell table:formula="of:=5*[.C27]/1023" office:value-type="float" office:value="1.87194525904203" calcext:value-type="float">
            <text:p>1.87194525904203</text:p>
          </table:table-cell>
        </table:table-row>
        <table:table-row table:style-name="ro1">
          <table:table-cell/>
          <table:table-cell table:formula="of:=[.B27]-100" office:value-type="float" office:value="-500" calcext:value-type="float">
            <text:p>-500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B28]*9.81/1000" office:value-type="float" office:value="-4.905" calcext:value-type="float">
            <text:p>-4.905</text:p>
          </table:table-cell>
          <table:table-cell table:formula="of:=5*[.C28]/1023" office:value-type="float" office:value="1.84261974584555" calcext:value-type="float">
            <text:p>1.84261974584555</text:p>
          </table:table-cell>
        </table:table-row>
        <table:table-row table:style-name="ro1">
          <table:table-cell/>
          <table:table-cell table:formula="of:=[.B28]-100" office:value-type="float" office:value="-600" calcext:value-type="float">
            <text:p>-600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B29]*9.81/1000" office:value-type="float" office:value="-5.886" calcext:value-type="float">
            <text:p>-5.886</text:p>
          </table:table-cell>
          <table:table-cell table:formula="of:=5*[.C29]/1023" office:value-type="float" office:value="1.81329423264907" calcext:value-type="float">
            <text:p>1.81329423264907</text:p>
          </table:table-cell>
        </table:table-row>
        <table:table-row table:style-name="ro1">
          <table:table-cell/>
          <table:table-cell table:formula="of:=[.B29]-100" office:value-type="float" office:value="-700" calcext:value-type="float">
            <text:p>-700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B30]*9.81/1000" office:value-type="float" office:value="-6.867" calcext:value-type="float">
            <text:p>-6.867</text:p>
          </table:table-cell>
          <table:table-cell table:formula="of:=5*[.C30]/1023" office:value-type="float" office:value="1.78396871945259" calcext:value-type="float">
            <text:p>1.78396871945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6:18:38.874490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1:57:16.625536456</meta:creation-date>
    <dc:date>2021-05-19T16:19:54.335017014</dc:date>
    <meta:editing-duration>PT49M30S</meta:editing-duration>
    <meta:editing-cycles>9</meta:editing-cycles>
    <meta:generator>LibreOffice/6.0.7.3$Linux_X86_64 LibreOffice_project/00m0$Build-3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.7" chart:maximum="2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ed1c24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18cm" svg:height="13.925cm" xlink:href=".." xlink:type="simple" chart:class="chart:scatter" chart:style-name="ch1">
        <chart:plot-area chart:style-name="ch2" table:cell-range-address="Sheet1.E2:Sheet1.F30 Sheet1.F1:Sheet1.F1" chart:data-source-has-labels="row" svg:x="0.835cm" svg:y="0.253cm" svg:width="18.556cm" svg:height="12.348cm">
          <chartooo:coordinate-region svg:x="0.981cm" svg:y="0.452cm" svg:width="18.316cm" svg:height="11.502cm"/>
          <chart:axis chart:dimension="x" chart:name="primary-x" chart:style-name="ch3">
            <chart:title svg:x="9.381cm" svg:y="12.879cm" chart:style-name="ch4">
              <text:p>Force (N)</text:p>
            </chart:title>
          </chart:axis>
          <chart:axis chart:dimension="y" chart:name="primary-y" chart:style-name="ch5">
            <chart:title svg:x="0cm" svg:y="7.344cm" chart:style-name="ch6">
              <text:p>Hall voltage</text:p>
            </chart:title>
            <chart:grid chart:style-name="ch7" chart:class="major"/>
          </chart:axis>
          <chart:series chart:style-name="ch8" chart:values-cell-range-address="Sheet1.F2:Sheet1.F30" chart:label-cell-address="Sheet1.F1:Sheet1.F1" chart:class="chart:scatter">
            <chart:domain table:cell-range-address="Sheet1.E2:Sheet1.E30"/>
            <chart:regression-curve chart:style-name="ch9">
              <chart:equation chart:display-equation="true" chart:display-r-square="false" svg:x="11.416cm" svg:y="5.427cm" chart:style-name="ch10"/>
            </chart:regression-curve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oltag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867">
                <text:p>-6.867</text:p>
                <draw:g>
                  <svg:desc>Sheet1.E2:Sheet1.E30</svg:desc>
                </draw:g>
              </table:table-cell>
              <table:table-cell office:value-type="float" office:value="1.78885630498534">
                <text:p>1.78885630498534</text:p>
                <draw:g>
                  <svg:desc>Sheet1.F2:Sheet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886">
                <text:p>-5.886</text:p>
              </table:table-cell>
              <table:table-cell office:value-type="float" office:value="1.77908113391984">
                <text:p>1.77908113391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05">
                <text:p>-4.905</text:p>
              </table:table-cell>
              <table:table-cell office:value-type="float" office:value="1.82306940371456">
                <text:p>1.82306940371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24">
                <text:p>-3.924</text:p>
              </table:table-cell>
              <table:table-cell office:value-type="float" office:value="1.82795698924731">
                <text:p>1.82795698924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43">
                <text:p>-2.943</text:p>
              </table:table-cell>
              <table:table-cell office:value-type="float" office:value="1.87194525904203">
                <text:p>1.87194525904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62">
                <text:p>-1.962</text:p>
              </table:table-cell>
              <table:table-cell office:value-type="float" office:value="1.90127077223851">
                <text:p>1.90127077223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81">
                <text:p>-0.981</text:p>
              </table:table-cell>
              <table:table-cell office:value-type="float" office:value="1.92570869990225">
                <text:p>1.92570869990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95014662756598">
                <text:p>1.95014662756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1">
                <text:p>0.981</text:p>
              </table:table-cell>
              <table:table-cell office:value-type="float" office:value="1.97458455522972">
                <text:p>1.97458455522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62">
                <text:p>1.962</text:p>
              </table:table-cell>
              <table:table-cell office:value-type="float" office:value="1.9941348973607">
                <text:p>1.9941348973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43">
                <text:p>2.943</text:p>
              </table:table-cell>
              <table:table-cell office:value-type="float" office:value="2.01857282502444">
                <text:p>2.01857282502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24">
                <text:p>3.924</text:p>
              </table:table-cell>
              <table:table-cell office:value-type="float" office:value="2.03323558162268">
                <text:p>2.03323558162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05">
                <text:p>4.905</text:p>
              </table:table-cell>
              <table:table-cell office:value-type="float" office:value="2.05767350928641">
                <text:p>2.05767350928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86">
                <text:p>5.886</text:p>
              </table:table-cell>
              <table:table-cell office:value-type="float" office:value="2.0772238514174">
                <text:p>2.0772238514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67">
                <text:p>6.867</text:p>
              </table:table-cell>
              <table:table-cell office:value-type="float" office:value="2.09677419354839">
                <text:p>2.09677419354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86">
                <text:p>5.886</text:p>
              </table:table-cell>
              <table:table-cell office:value-type="float" office:value="2.08211143695015">
                <text:p>2.08211143695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05">
                <text:p>4.905</text:p>
              </table:table-cell>
              <table:table-cell office:value-type="float" office:value="2.06744868035191">
                <text:p>2.06744868035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24">
                <text:p>3.924</text:p>
              </table:table-cell>
              <table:table-cell office:value-type="float" office:value="2.05278592375367">
                <text:p>2.05278592375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43">
                <text:p>2.943</text:p>
              </table:table-cell>
              <table:table-cell office:value-type="float" office:value="2.03323558162268">
                <text:p>2.0332355816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62">
                <text:p>1.962</text:p>
              </table:table-cell>
              <table:table-cell office:value-type="float" office:value="2.01857282502444">
                <text:p>2.01857282502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1">
                <text:p>0.981</text:p>
              </table:table-cell>
              <table:table-cell office:value-type="float" office:value="1.9941348973607">
                <text:p>1.99413489736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96969696969697">
                <text:p>1.96969696969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81">
                <text:p>-0.981</text:p>
              </table:table-cell>
              <table:table-cell office:value-type="float" office:value="1.95014662756598">
                <text:p>1.95014662756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962">
                <text:p>-1.962</text:p>
              </table:table-cell>
              <table:table-cell office:value-type="float" office:value="1.92570869990225">
                <text:p>1.92570869990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943">
                <text:p>-2.943</text:p>
              </table:table-cell>
              <table:table-cell office:value-type="float" office:value="1.90127077223851">
                <text:p>1.90127077223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924">
                <text:p>-3.924</text:p>
              </table:table-cell>
              <table:table-cell office:value-type="float" office:value="1.87194525904203">
                <text:p>1.87194525904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905">
                <text:p>-4.905</text:p>
              </table:table-cell>
              <table:table-cell office:value-type="float" office:value="1.84261974584555">
                <text:p>1.84261974584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886">
                <text:p>-5.886</text:p>
              </table:table-cell>
              <table:table-cell office:value-type="float" office:value="1.81329423264907">
                <text:p>1.81329423264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867">
                <text:p>-6.867</text:p>
              </table:table-cell>
              <table:table-cell office:value-type="float" office:value="1.78396871945259">
                <text:p>1.78396871945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